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3d8" officeooo:paragraph-rsid="000373d8"/>
    </style:style>
    <style:style style:name="P2" style:family="paragraph" style:parent-style-name="Standard">
      <style:text-properties fo:font-size="16pt" fo:font-weight="bold" officeooo:rsid="000373d8" officeooo:paragraph-rsid="000373d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394c1" officeooo:paragraph-rsid="000394c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officeooo:rsid="000373d8" officeooo:paragraph-rsid="000373d8" style:font-size-asian="14pt" style:font-size-complex="14pt"/>
    </style:style>
    <style:style style:name="P5" style:family="paragraph" style:parent-style-name="Standard">
      <style:paragraph-properties fo:margin-left="0cm" fo:margin-right="0.758cm" fo:margin-top="0cm" fo:margin-bottom="0cm" loext:contextual-spacing="false" fo:line-height="100%" fo:text-align="justify" style:justify-single-word="false" fo:text-indent="0cm" style:auto-text-indent="false"/>
      <style:text-properties fo:color="#000000" fo:font-size="16pt" fo:font-weight="bold" officeooo:rsid="000373d8" officeooo:paragraph-rsid="000394c1" style:font-size-asian="16pt" style:font-weight-asian="bold" style:font-name-complex="Times New Roman" style:font-size-complex="16pt" style:font-weight-complex="bold"/>
    </style:style>
    <style:style style:name="P6" style:family="paragraph" style:parent-style-name="Standard">
      <style:text-properties fo:font-size="14pt" officeooo:rsid="000373d8" officeooo:paragraph-rsid="000373d8" style:font-size-asian="14pt" style:font-size-complex="14pt"/>
    </style:style>
    <style:style style:name="T1" style:family="text">
      <style:text-properties officeooo:rsid="0004e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4) </text:p>
      <text:p text:style-name="P2"/>
      <text:p text:style-name="P5">Implement a program to multiply two polynomials using single linked list.</text:p>
      <text:p text:style-name="P2"/>
      <text:p text:style-name="P2">Program :</text:p>
      <text:p text:style-name="P1"/>
      <text:p text:style-name="P1"/>
      <text:p text:style-name="P4">#include &lt;stdio.h&gt;</text:p>
      <text:p text:style-name="P4">#include &lt;stdlib.h&gt;</text:p>
      <text:p text:style-name="P4">#include &lt;malloc.h&gt;</text:p>
      <text:p text:style-name="P4"/>
      <text:p text:style-name="P4">struct node</text:p>
      <text:p text:style-name="P4">{</text:p>
      <text:p text:style-name="P4"><text:s text:c="8"/>int coeff;</text:p>
      <text:p text:style-name="P4"><text:s text:c="8"/>int exp;</text:p>
      <text:p text:style-name="P4"><text:s text:c="8"/>struct node *next;</text:p>
      <text:p text:style-name="P4">};</text:p>
      <text:p text:style-name="P4"/>
      <text:p text:style-name="P4">typedef struct node *NODE;</text:p>
      <text:p text:style-name="P4">NODE GetNode()</text:p>
      <text:p text:style-name="P4">{</text:p>
      <text:p text:style-name="P4"><text:s text:c="8"/>NODE p;</text:p>
      <text:p text:style-name="P4"><text:s text:c="8"/>p = (NODE)malloc(sizeof(struct node));</text:p>
      <text:p text:style-name="P4"><text:s text:c="8"/>if (p == NULL)</text:p>
      <text:p text:style-name="P4"><text:s text:c="8"/>{</text:p>
      <text:p text:style-name="P4"><text:s text:c="16"/>printf("Insufficient Memory");</text:p>
      <text:p text:style-name="P4"><text:s text:c="8"/>}</text:p>
      <text:p text:style-name="P4"><text:s text:c="8"/>p-&gt;next = NULL;</text:p>
      <text:p text:style-name="P4"/>
      <text:p text:style-name="P4"><text:s text:c="9"/><text:span text:style-name="T1">return p;</text:span></text:p>
      <text:p text:style-name="P4">}</text:p>
      <text:p text:style-name="P4"/>
      <text:p text:style-name="P4">NODE insert_last(int coeff, int exp, NODE list)</text:p>
      <text:p text:style-name="P4">{</text:p>
      <text:p text:style-name="P4"><text:s text:c="8"/>NODE temp, cur;</text:p>
      <text:p text:style-name="P4"><text:s text:c="8"/>temp = GetNode();</text:p>
      <text:p text:style-name="P4"><text:s text:c="8"/>temp-&gt;coeff = coeff;</text:p>
      <text:p text:style-name="P4"><text:s text:c="8"/>temp-&gt;exp = exp;</text:p>
      <text:p text:style-name="P4"><text:s text:c="8"/>if (list == NULL)</text:p>
      <text:p text:style-name="P4"><text:s text:c="16"/>return temp;</text:p>
      <text:p text:style-name="P4"><text:s text:c="8"/></text:p>
      <text:p text:style-name="P4"><text:s text:c="8"/>cur = list;</text:p>
      <text:p text:style-name="P4"><text:s text:c="8"/></text:p>
      <text:p text:style-name="P4"><text:soft-page-break/><text:s text:c="8"/>while (cur-&gt;next != NULL)</text:p>
      <text:p text:style-name="P4"><text:s text:c="8"/>{</text:p>
      <text:p text:style-name="P4"><text:s text:c="16"/>cur = cur-&gt;next;</text:p>
      <text:p text:style-name="P4"><text:s text:c="8"/>}</text:p>
      <text:p text:style-name="P4"><text:s text:c="8"/>cur-&gt;next = temp;</text:p>
      <text:p text:style-name="P4"><text:s text:c="8"/>return list;</text:p>
      <text:p text:style-name="P4">}</text:p>
      <text:p text:style-name="P4"/>
      <text:p text:style-name="P4">NODE insert_update(int coeff, int exp, NODE list)</text:p>
      <text:p text:style-name="P4">{</text:p>
      <text:p text:style-name="P4"><text:s text:c="8"/>NODE temp, cur, prev;</text:p>
      <text:p text:style-name="P4"><text:s text:c="8"/>int linked = 0;</text:p>
      <text:p text:style-name="P4"><text:s text:c="8"/></text:p>
      <text:p text:style-name="P4"><text:s text:c="8"/>temp = GetNode();</text:p>
      <text:p text:style-name="P4"><text:s text:c="8"/>temp-&gt;coeff = coeff;</text:p>
      <text:p text:style-name="P4"><text:s text:c="8"/>temp-&gt;exp = exp;</text:p>
      <text:p text:style-name="P4"><text:s text:c="8"/>if (list == NULL)</text:p>
      <text:p text:style-name="P4"><text:s text:c="16"/>return temp;</text:p>
      <text:p text:style-name="P4"/>
      <text:p text:style-name="P4"><text:s text:c="8"/>prev = NULL;</text:p>
      <text:p text:style-name="P4"><text:s text:c="8"/>cur = list;</text:p>
      <text:p text:style-name="P4"><text:s text:c="8"/>while (cur != NULL)</text:p>
      <text:p text:style-name="P4"><text:s text:c="8"/>{</text:p>
      <text:p text:style-name="P4"><text:s text:c="16"/>if (cur-&gt;exp == exp)</text:p>
      <text:p text:style-name="P4"><text:s text:c="16"/>{</text:p>
      <text:p text:style-name="P4"><text:s text:c="24"/>cur-&gt;coeff = cur-&gt;coeff + coeff;</text:p>
      <text:p text:style-name="P4"><text:s text:c="24"/>linked = 1;</text:p>
      <text:p text:style-name="P4"><text:s text:c="24"/>free(temp);</text:p>
      <text:p text:style-name="P4"><text:s text:c="24"/>break;</text:p>
      <text:p text:style-name="P4"><text:s text:c="16"/>}</text:p>
      <text:p text:style-name="P4"><text:s text:c="16"/>if (cur-&gt;exp &gt; exp)</text:p>
      <text:p text:style-name="P4"><text:s text:c="24"/>break;</text:p>
      <text:p text:style-name="P4"><text:s text:c="16"/>prev = cur;</text:p>
      <text:p text:style-name="P4"><text:s text:c="16"/>cur = cur-&gt;next;</text:p>
      <text:p text:style-name="P4"><text:s text:c="8"/>}</text:p>
      <text:p text:style-name="P4"/>
      <text:p text:style-name="P4"><text:s text:c="8"/>if (!linked)</text:p>
      <text:p text:style-name="P4"><text:s text:c="8"/>{</text:p>
      <text:p text:style-name="P4"><text:s text:c="16"/>if (prev == NULL)</text:p>
      <text:p text:style-name="P4"><text:s text:c="16"/>{</text:p>
      <text:p text:style-name="P4"><text:s text:c="24"/>temp-&gt;next = list;</text:p>
      <text:p text:style-name="P4"><text:s text:c="24"/>list = temp;</text:p>
      <text:p text:style-name="P4"><text:s text:c="16"/>}</text:p>
      <text:p text:style-name="P4"><text:s text:c="16"/>else</text:p>
      <text:p text:style-name="P4"><text:s text:c="16"/>{</text:p>
      <text:p text:style-name="P4"><text:soft-page-break/><text:s text:c="24"/>temp-&gt;next = prev-&gt;next;</text:p>
      <text:p text:style-name="P4"><text:s text:c="24"/>prev-&gt;next = temp;</text:p>
      <text:p text:style-name="P4"><text:s text:c="16"/>}</text:p>
      <text:p text:style-name="P4"><text:s text:c="8"/>}</text:p>
      <text:p text:style-name="P4"><text:s text:c="8"/>return list;</text:p>
      <text:p text:style-name="P4">}</text:p>
      <text:p text:style-name="P4">NODE mul(NODE poly1, NODE poly2)</text:p>
      <text:p text:style-name="P4">{</text:p>
      <text:p text:style-name="P4"><text:s text:c="8"/>NODE p, q;</text:p>
      <text:p text:style-name="P4"><text:s text:c="8"/>NODE result = NULL;</text:p>
      <text:p text:style-name="P4"><text:s text:c="8"/>int c, e;</text:p>
      <text:p text:style-name="P4"><text:s text:c="8"/></text:p>
      <text:p text:style-name="P4"><text:s text:c="8"/>if (poly1 == NULL || poly2 == NULL)</text:p>
      <text:p text:style-name="P4"><text:s text:c="8"/>{</text:p>
      <text:p text:style-name="P4"><text:s text:c="16"/>printf("Multiplied polynomial is a 0 degree polynomial\n");</text:p>
      <text:p text:style-name="P4"><text:s text:c="16"/>exit(0);</text:p>
      <text:p text:style-name="P4"><text:s text:c="8"/>}</text:p>
      <text:p text:style-name="P4"/>
      <text:p text:style-name="P4"><text:s text:c="8"/>p = poly1;</text:p>
      <text:p text:style-name="P4"><text:s text:c="8"/>while (p != NULL)</text:p>
      <text:p text:style-name="P4"><text:s text:c="8"/>{</text:p>
      <text:p text:style-name="P4"><text:s text:c="16"/>q = poly2;</text:p>
      <text:p text:style-name="P4"><text:s text:c="16"/>while (q != NULL)</text:p>
      <text:p text:style-name="P4"><text:s text:c="16"/>{</text:p>
      <text:p text:style-name="P4"><text:s text:c="24"/>c = p-&gt;coeff * q-&gt;coeff;</text:p>
      <text:p text:style-name="P4"><text:s text:c="24"/>e = p-&gt;exp + q-&gt;exp;</text:p>
      <text:p text:style-name="P4"><text:s text:c="24"/>result = insert_update(c, e, result);</text:p>
      <text:p text:style-name="P4"><text:s text:c="24"/>q = q-&gt;next;</text:p>
      <text:p text:style-name="P4"><text:s text:c="16"/>}</text:p>
      <text:p text:style-name="P4"><text:s text:c="16"/>p = p-&gt;next;</text:p>
      <text:p text:style-name="P4"><text:s text:c="8"/>}</text:p>
      <text:p text:style-name="P4"><text:s text:c="8"/>return result;</text:p>
      <text:p text:style-name="P4">}</text:p>
      <text:p text:style-name="P4">void display(NODE first)</text:p>
      <text:p text:style-name="P4">{</text:p>
      <text:p text:style-name="P4"><text:s text:c="8"/>NODE p;</text:p>
      <text:p text:style-name="P4"><text:s text:c="8"/>int flag;</text:p>
      <text:p text:style-name="P4"><text:s text:c="8"/>if (first == NULL)</text:p>
      <text:p text:style-name="P4"><text:s text:c="8"/>{</text:p>
      <text:p text:style-name="P4"><text:s text:c="16"/>printf("Ploynomial doesn't exists\n");</text:p>
      <text:p text:style-name="P4"><text:s text:c="16"/>return;</text:p>
      <text:p text:style-name="P4"><text:s text:c="8"/>}</text:p>
      <text:p text:style-name="P4"><text:s text:c="8"/>p = first;</text:p>
      <text:p text:style-name="P4"><text:s text:c="8"/>flag = 0;</text:p>
      <text:p text:style-name="P4"><text:s text:c="8"/>while (p != NULL)</text:p>
      <text:p text:style-name="P4"><text:soft-page-break/><text:s text:c="8"/>{</text:p>
      <text:p text:style-name="P4"><text:s text:c="16"/>if (flag == 1)</text:p>
      <text:p text:style-name="P4"><text:s text:c="24"/>printf("+");</text:p>
      <text:p text:style-name="P4"><text:s text:c="16"/>printf("%dx^%d", p-&gt;coeff, p-&gt;exp);</text:p>
      <text:p text:style-name="P4"><text:s text:c="16"/>p = p-&gt;next;</text:p>
      <text:p text:style-name="P4"><text:s text:c="16"/>flag = 1;</text:p>
      <text:p text:style-name="P4"><text:s text:c="8"/>}</text:p>
      <text:p text:style-name="P4"><text:s text:c="8"/>printf("\n");</text:p>
      <text:p text:style-name="P4">}</text:p>
      <text:p text:style-name="P4">NODE readpoly(NODE list)</text:p>
      <text:p text:style-name="P4">{</text:p>
      <text:p text:style-name="P4"><text:s text:c="8"/>int i, n;</text:p>
      <text:p text:style-name="P4"><text:s text:c="8"/>int coeff;</text:p>
      <text:p text:style-name="P4"><text:s text:c="8"/>int exp;</text:p>
      <text:p text:style-name="P4"><text:s text:c="8"/>printf("Enter no. of terms: ");</text:p>
      <text:p text:style-name="P4"><text:s text:c="8"/>scanf("%d", &amp;n);</text:p>
      <text:p text:style-name="P4"><text:s text:c="8"/>for (i = 1; i &lt;= n; i++)</text:p>
      <text:p text:style-name="P4"><text:s text:c="8"/>{</text:p>
      <text:p text:style-name="P4"><text:s text:c="16"/>printf("Enter terms: %d ", i);</text:p>
      <text:p text:style-name="P4"><text:s text:c="16"/>printf("Coefficient : ");</text:p>
      <text:p text:style-name="P4"><text:s text:c="16"/>scanf("%d", &amp;coeff);</text:p>
      <text:p text:style-name="P4"><text:s text:c="16"/>printf("Exponent: ");</text:p>
      <text:p text:style-name="P4"><text:s text:c="16"/>scanf("%d", &amp;exp);</text:p>
      <text:p text:style-name="P4"><text:s text:c="16"/>list = insert_last(coeff, exp, list);</text:p>
      <text:p text:style-name="P4"><text:s text:c="8"/>}</text:p>
      <text:p text:style-name="P4"><text:s text:c="8"/>return list;</text:p>
      <text:p text:style-name="P4">}</text:p>
      <text:p text:style-name="P4"/>
      <text:p text:style-name="P4">int main()</text:p>
      <text:p text:style-name="P4">{</text:p>
      <text:p text:style-name="P4"><text:s text:c="8"/>NODE poly1 = NULL, poly2 = NULL, poly3 = NULL;</text:p>
      <text:p text:style-name="P4"><text:s text:c="8"/>printf("Enter 1st polynomial: ");</text:p>
      <text:p text:style-name="P4"><text:s text:c="8"/>poly1 = readpoly(poly1);</text:p>
      <text:p text:style-name="P4"><text:s text:c="8"/>printf("Enter 2nd polynomial: ");</text:p>
      <text:p text:style-name="P4"><text:s text:c="8"/>poly2 = readpoly(poly2);</text:p>
      <text:p text:style-name="P4"><text:s text:c="8"/>poly3 = mul(poly1, poly2);</text:p>
      <text:p text:style-name="P4"/>
      <text:p text:style-name="P4"><text:s text:c="8"/>printf("Polynomial 1: ");</text:p>
      <text:p text:style-name="P4"><text:s text:c="8"/>display(poly1);</text:p>
      <text:p text:style-name="P4"><text:s text:c="8"/>printf("Polynomial 2: ");</text:p>
      <text:p text:style-name="P4"><text:s text:c="8"/>display(poly2);</text:p>
      <text:p text:style-name="P4"><text:s text:c="8"/>printf("\n---------------\n");</text:p>
      <text:p text:style-name="P4"><text:s text:c="8"/>display(poly3);</text:p>
      <text:p text:style-name="P4">}</text:p>
      <text:p text:style-name="P4"/>
      <text:p text:style-name="P1"><text:soft-page-break/></text:p>
      <text:p text:style-name="P1"/>
      <text:p text:style-name="P1"/>
      <text:p text:style-name="P3">OUTPUTS :</text:p>
      <text:p text:style-name="P4"/>
      <text:p text:style-name="P4">Output 1:</text:p>
      <text:p text:style-name="P4">Enter 1st polynomial: Enter no. of terms: 2</text:p>
      <text:p text:style-name="P4">Enter terms: 1 Coefficient : 5</text:p>
      <text:p text:style-name="P4">Exponent: 2</text:p>
      <text:p text:style-name="P4">Enter terms: 2 Coefficient : 4</text:p>
      <text:p text:style-name="P4">Exponent: 1</text:p>
      <text:p text:style-name="P4">Enter 2nd polynomial: Enter no. of terms: 2</text:p>
      <text:p text:style-name="P4">Enter terms: 1 Coefficient : 2</text:p>
      <text:p text:style-name="P4">Exponent: 2</text:p>
      <text:p text:style-name="P4">Enter terms: 2 Coefficient : 1</text:p>
      <text:p text:style-name="P4">Exponent: 3</text:p>
      <text:p text:style-name="P4">Polynomial 1: 5x^2+4x^1</text:p>
      <text:p text:style-name="P4">Polynomial 2: 2x^2+1x^3</text:p>
      <text:p text:style-name="P4">---------------</text:p>
      <text:p text:style-name="P4">8x^3+14x^4+5x^5</text:p>
      <text:p text:style-name="P4"/>
      <text:p text:style-name="P4"/>
      <text:p text:style-name="P4"/>
      <text:p text:style-name="P4">Output 2:</text:p>
      <text:p text:style-name="P4">Enter 1st polynomial: Enter no. of terms: 2</text:p>
      <text:p text:style-name="P4">Enter terms: 1 Coefficient : 1</text:p>
      <text:p text:style-name="P4">Exponent: 0</text:p>
      <text:p text:style-name="P4">Enter terms: 2 Coefficient : 1</text:p>
      <text:p text:style-name="P4">Exponent: 1</text:p>
      <text:p text:style-name="P4">Enter 2nd polynomial: Enter no. of terms: 2</text:p>
      <text:p text:style-name="P4">Enter terms: 1 Coefficient : 1</text:p>
      <text:p text:style-name="P4">Exponent: 0</text:p>
      <text:p text:style-name="P4">Enter terms: 2 Coefficient : 1</text:p>
      <text:p text:style-name="P4">Exponent: 1</text:p>
      <text:p text:style-name="P4">Polynomial 1: 1x^0+1x^1</text:p>
      <text:p text:style-name="P4">Polynomial 2: 1x^0+1x^1</text:p>
      <text:p text:style-name="P4">---------------</text:p>
      <text:p text:style-name="P4">1x^0+2x^1+1x^2</text:p>
      <text:p text:style-name="P4"/>
      <text:p text:style-name="P4"/>
      <text:p text:style-name="P4">Output 3:</text:p>
      <text:p text:style-name="P4">Enter 1st polynomial: Enter no. of terms: 3</text:p>
      <text:p text:style-name="P4">Enter terms: 1 Coefficient : 1</text:p>
      <text:p text:style-name="P4">Exponent: 0</text:p>
      <text:p text:style-name="P4">Enter terms: 2 Coefficient : 1</text:p>
      <text:p text:style-name="P4"><text:soft-page-break/>Exponent: 1</text:p>
      <text:p text:style-name="P4">Enter terms: 3 Coefficient : 1</text:p>
      <text:p text:style-name="P4">Exponent: 2</text:p>
      <text:p text:style-name="P4">Enter 2nd polynomial: Enter no. of terms: 3</text:p>
      <text:p text:style-name="P4">Enter terms: 1 Coefficient : 1</text:p>
      <text:p text:style-name="P4">Exponent: 0</text:p>
      <text:p text:style-name="P4"/>
      <text:p text:style-name="P4">Enter terms: 2 Coefficient : 1</text:p>
      <text:p text:style-name="P4">Exponent: 1</text:p>
      <text:p text:style-name="P4">Enter terms: 3 Coefficient : 1</text:p>
      <text:p text:style-name="P4">Exponent: 2</text:p>
      <text:p text:style-name="P4">Polynomial 1: 1x^0+1x^1+1x^2</text:p>
      <text:p text:style-name="P4">Polynomial 2: 1x^0+1x^1+1x^2</text:p>
      <text:p text:style-name="P4">---------------</text:p>
      <text:p text:style-name="P4">1x^0+2x^1+3x^2+2x^3+1x^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2:18:32.620410181</meta:creation-date>
    <dc:date>2021-02-09T07:44:40.634975142</dc:date>
    <meta:editing-duration>PT6M4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213" meta:word-count="608" meta:character-count="4935" meta:non-whitespace-character-count="2975"/>
  </office:meta>
</office:document-meta>
</file>